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4.0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00b8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cm" fo:min-width="9.05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layer="layout" svg:width="3.075cm" svg:height="0.983cm" svg:x="0cm" svg:y="8.017cm">
            <draw:text-box>
              <text:p>câmera</text:p>
            </draw:text-box>
          </draw:frame>
          <draw:g>
            <draw:line draw:style-name="gr2" draw:text-style-name="P1" draw:layer="layout" svg:x1="2.174cm" svg:y1="4.475cm" svg:x2="2.174cm" svg:y2="7.1cm">
              <text:p/>
            </draw:line>
            <draw:line draw:style-name="gr2" draw:text-style-name="P1" draw:layer="layout" svg:x1="3.575cm" svg:y1="4.475cm" svg:x2="3.575cm" svg:y2="4.475cm">
              <text:p/>
            </draw:line>
            <draw:line draw:style-name="gr2" draw:text-style-name="P1" draw:layer="layout" svg:x1="2.174cm" svg:y1="4.475cm" svg:x2="3.574cm" svg:y2="5.35cm">
              <text:p/>
            </draw:line>
            <draw:line draw:style-name="gr2" draw:text-style-name="P1" draw:layer="layout" svg:x1="2.174cm" svg:y1="7.1cm" svg:x2="3.574cm" svg:y2="7.975cm">
              <text:p/>
            </draw:line>
            <draw:line draw:style-name="gr2" draw:text-style-name="P1" draw:layer="layout" svg:x1="3.575cm" svg:y1="5.35cm" svg:x2="3.575cm" svg:y2="7.975cm">
              <text:p/>
            </draw:line>
          </draw:g>
          <draw:line draw:style-name="gr3" draw:text-style-name="P1" draw:layer="layout" svg:x1="11.975cm" svg:y1="0.1cm" svg:x2="11.975cm" svg:y2="7.975cm">
            <text:p/>
          </draw:line>
          <draw:line draw:style-name="gr2" draw:text-style-name="P1" draw:layer="layout" svg:x1="16.175cm" svg:y1="0.1cm" svg:x2="16.175cm" svg:y2="0.1cm">
            <text:p/>
          </draw:line>
          <draw:line draw:style-name="gr2" draw:text-style-name="P1" draw:layer="layout" svg:x1="11.975cm" svg:y1="0.1cm" svg:x2="16.175cm" svg:y2="2.725cm">
            <text:p/>
          </draw:line>
          <draw:line draw:style-name="gr3" draw:text-style-name="P1" draw:layer="layout" svg:x1="11.975cm" svg:y1="7.975cm" svg:x2="16.175cm" svg:y2="10.6cm">
            <text:p/>
          </draw:line>
          <draw:line draw:style-name="gr2" draw:text-style-name="P1" draw:layer="layout" svg:x1="16.175cm" svg:y1="2.725cm" svg:x2="16.175cm" svg:y2="10.6cm">
            <text:p/>
          </draw:line>
          <draw:line draw:style-name="gr2" draw:text-style-name="P1" draw:layer="layout" svg:x1="3.575cm" svg:y1="5.35cm" svg:x2="16.175cm" svg:y2="2.725cm">
            <text:p/>
          </draw:line>
          <draw:line draw:style-name="gr2" draw:text-style-name="P1" draw:layer="layout" svg:x1="2.174cm" svg:y1="4.475cm" svg:x2="11.974cm" svg:y2="0.1cm">
            <text:p/>
          </draw:line>
          <draw:line draw:style-name="gr2" draw:text-style-name="P1" draw:layer="layout" svg:x1="3.575cm" svg:y1="7.975cm" svg:x2="16.175cm" svg:y2="10.6cm">
            <text:p/>
          </draw:line>
          <draw:line draw:style-name="gr3" draw:text-style-name="P1" draw:layer="layout" svg:x1="2.174cm" svg:y1="7.1cm" svg:x2="11.974cm" svg:y2="7.975cm">
            <text:p/>
          </draw:line>
          <draw:path draw:style-name="gr4" draw:text-style-name="P1" draw:layer="layout" svg:width="1.895cm" svg:height="2.624cm" svg:x="0.425cm" svg:y="5.35cm" svg:viewBox="0 0 1896 2625" svg:d="m0 1313 1313-1313-1313 1313v0l1313 1312v0c0 0 1312-1312 0-2625z">
            <text:p/>
          </draw:path>
          <draw:frame draw:style-name="gr5" draw:layer="layout" svg:width="5.775cm" svg:height="1.15cm" svg:x="6.075cm" svg:y="5.85cm">
            <draw:text-box>
              <text:p>Frustum de Visão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4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8-17T13:30:43</meta:creation-date>
    <dc:date>2011-08-20T10:40:04</dc:date>
    <dc:creator>Thiago Gomes</dc:creator>
    <meta:editing-duration>PT11M31S</meta:editing-duration>
    <meta:editing-cycles>2</meta:editing-cycles>
    <meta:generator>BrOffice/3.3$Linux LibreOffice_project/330m19$Build-301</meta:generator>
    <meta:document-statistic meta:object-count="19"/>
  </office:meta>
</office:document-meta>
</file>